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3.96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30.9pt"/>
    </style:style>
    <style:style style:name="co5" style:family="table-column">
      <style:table-column-properties fo:break-before="auto" style:column-width="14.06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34.41pt"/>
    </style:style>
    <style:style style:name="co8" style:family="table-column">
      <style:table-column-properties fo:break-before="auto" style:column-width="68.8pt"/>
    </style:style>
    <style:style style:name="co9" style:family="table-column">
      <style:table-column-properties fo:break-before="auto" style:column-width="97.54pt"/>
    </style:style>
    <style:style style:name="co10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4"/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4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4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4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4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Ne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esting Bo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iz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x2</text:p>
          </table:table-cell>
          <table:table-cell/>
          <table:table-cell table:formula="of:=[.B3]*[.C3]" office:value-type="float" office:value="72" calcext:value-type="float">
            <text:p>72</text:p>
          </table:table-cell>
          <table:table-cell table:formula="of:=[.F3]/12" office:value-type="float" office:value="6" calcext:value-type="float">
            <text:p>6</text:p>
          </table:table-cell>
          <table:table-cell table:formula="of:=[.G3]-[.$H$2]*[.I3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+3/8" office:value-type="float" office:value="1.375" calcext:value-type="float">
            <text:p>1.375</text:p>
          </table:table-cell>
          <table:table-cell table:style-name="ce1" office:value-type="string" calcext:value-type="string">
            <text:p>2x2</text:p>
          </table:table-cell>
          <table:table-cell/>
          <table:table-cell table:formula="of:=[.B4]*[.C4]" office:value-type="float" office:value="5.5" calcext:value-type="float">
            <text:p>5.5</text:p>
          </table:table-cell>
          <table:table-cell table:formula="of:=[.F4]/12" office:value-type="float" office:value="0.458333333333333" calcext:value-type="float">
            <text:p>0.4583333333</text:p>
          </table:table-cell>
          <table:table-cell table:formula="of:=[.G4]-[.$H$2]*[.I4]" office:value-type="float" office:value="0.458333333333333" calcext:value-type="float">
            <text:p>0.458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*12+7" office:value-type="float" office:value="43" calcext:value-type="float">
            <text:p>43</text:p>
          </table:table-cell>
          <table:table-cell table:style-name="ce1" office:value-type="string" calcext:value-type="string">
            <text:p>2x2</text:p>
          </table:table-cell>
          <table:table-cell/>
          <table:table-cell table:formula="of:=[.B5]*[.C5]" office:value-type="float" office:value="172" calcext:value-type="float">
            <text:p>172</text:p>
          </table:table-cell>
          <table:table-cell table:formula="of:=[.F5]/12" office:value-type="float" office:value="14.3333333333333" calcext:value-type="float">
            <text:p>14.3333333333</text:p>
          </table:table-cell>
          <table:table-cell table:formula="of:=[.G5]-[.$H$2]*[.I5]" office:value-type="float" office:value="-1.66666666666667" calcext:value-type="float">
            <text:p>-1.6666666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I3:.I5])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2x2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table:formula="of:=3*12+8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RevolutionPly Hardwood Sanded Plywood 1/4 Cat (Common: 5.0Mm x 4-ft x 8-ft; Actual: 0.1969-in x 48-in x 96-in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d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1*12+3+3/8" office:value-type="float" office:value="15.375" calcext:value-type="float">
            <text:p>15.375</text:p>
          </table:table-cell>
          <table:table-cell table:style-name="ce2" office:value-type="string" calcext:value-type="string">
            <text:p>RevolutionPly Hardwood Sanded Plywood 1/4 Cat (Common: 5.0Mm x 4-ft x 8-ft; Actual: 0.1969-in x 48-in x 96-in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tton</text:p>
          </table:table-cell>
          <table:table-cell office:value-type="float" office:value="1" calcext:value-type="float">
            <text:p>1</text:p>
          </table:table-cell>
          <table:table-cell table:formula="of:=11+3/4" office:value-type="float" office:value="11.75" calcext:value-type="float">
            <text:p>11.75</text:p>
          </table:table-cell>
          <table:table-cell table:formula="of:=3*12+8" office:value-type="float" office:value="44" calcext:value-type="float">
            <text:p>44</text:p>
          </table:table-cell>
          <table:table-cell table:style-name="ce2" office:value-type="string" calcext:value-type="string">
            <text:p>Natural Wood Plywood Untreated Wood Siding Panel (Common: 48-in x 96-in; Actual: 47.87-in x 95.87-in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table:formula="of:=3*12+8+2*0.1969" office:value-type="float" office:value="44.3938" calcext:value-type="float">
            <text:p>44.3938</text:p>
          </table:table-cell>
          <table:table-cell table:formula="of:=1*12+1+7/8" office:value-type="float" office:value="13.875" calcext:value-type="float">
            <text:p>13.875</text:p>
          </table:table-cell>
          <table:table-cell table:style-name="ce2" office:value-type="string" calcext:value-type="string">
            <text:p>Natural Wood Plywood Untreated Wood Siding Panel (Common: 48-in x 96-in; Actual: 47.87-in x 95.87-in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vid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Natural Wood Plywood Untreated Wood Siding Panel (Common: 48-in x 96-in; Actual: 47.87-in x 95.87-in)</text:p>
          </table:table-cell>
          <table:table-cell table:number-columns-repeated="4"/>
        </table:table-row>
      </table:table>
      <table:table table:name="Roost area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(in)</text:p>
          </table:table-cell>
          <table:table-cell table:style-name="Default" office:value-type="string" calcext:value-type="string">
            <text:p>A(ft)</text:p>
          </table:table-cell>
        </table:table-row>
        <table:table-row table:style-name="ro1">
          <table:table-cell office:value-type="string" calcext:value-type="string">
            <text:p>Floor area</text:p>
          </table:table-cell>
          <table:table-cell office:value-type="float" office:value="51.5" calcext:value-type="float">
            <text:p>51.5</text:p>
          </table:table-cell>
          <table:table-cell office:value-type="float" office:value="46.5" calcext:value-type="float">
            <text:p>46.5</text:p>
          </table:table-cell>
          <table:table-cell table:formula="of:=[.C2]*[.B2]" office:value-type="float" office:value="2394.75" calcext:value-type="float">
            <text:p>2394.75</text:p>
          </table:table-cell>
          <table:table-cell table:formula="of:=[.D2]/12/12" office:value-type="float" office:value="16.6302083333333" calcext:value-type="float">
            <text:p>16.63</text:p>
          </table:table-cell>
        </table:table-row>
        <table:table-row table:style-name="ro1">
          <table:table-cell office:value-type="string" calcext:value-type="string">
            <text:p>Nest area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C3]*[.B3]" office:value-type="float" office:value="516" calcext:value-type="float">
            <text:p>516</text:p>
          </table:table-cell>
          <table:table-cell table:formula="of:=[.D3]/12/12" office:value-type="float" office:value="3.58333333333333" calcext:value-type="float">
            <text:p>3.58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table:number-columns-repeated="2"/>
          <table:table-cell table:formula="of:=SUM([.D2:.D3])" office:value-type="float" office:value="2910.75" calcext:value-type="float">
            <text:p>2910.75</text:p>
          </table:table-cell>
          <table:table-cell table:formula="of:=[.D4]/12/12" office:value-type="float" office:value="20.2135416666667" calcext:value-type="float">
            <text:p>20.21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Vent</text:p>
          </table:table-cell>
          <table:table-cell office:value-type="float" office:value="48.5" calcext:value-type="float">
            <text:p>48.5</text:p>
          </table:table-cell>
          <table:table-cell office:value-type="float" office:value="1.5" calcext:value-type="float">
            <text:p>1.5</text:p>
          </table:table-cell>
          <table:table-cell table:formula="of:=[.C6]*[.B6]*4" office:value-type="float" office:value="291" calcext:value-type="float">
            <text:p>291</text:p>
          </table:table-cell>
          <table:table-cell table:formula="of:=[.D6]/12/12" office:value-type="float" office:value="2.02083333333333" calcext:value-type="float">
            <text:p>2.02</text:p>
          </table:table-cell>
        </table:table-row>
        <table:table-row table:style-name="ro1">
          <table:table-cell/>
          <table:table-cell table:formula="of:=[.B6]" office:value-type="float" office:value="48.5" calcext:value-type="float">
            <text:p>48.5</text:p>
          </table:table-cell>
          <table:table-cell office:value-type="float" office:value="1.50077319570009" calcext:value-type="float">
            <text:p>1.5007731957</text:p>
          </table:table-cell>
          <table:table-cell table:formula="of:=[.C7]*[.B7]*4" office:value-type="float" office:value="291.149999965817" calcext:value-type="float">
            <text:p>291.1499999658</text:p>
          </table:table-cell>
          <table:table-cell table:formula="of:=[.D7]/12/12" office:value-type="float" office:value="2.02187499976262" calcext:value-type="float">
            <text:p>2.02</text:p>
          </table:table-cell>
        </table:table-row>
        <table:table-row table:style-name="ro1">
          <table:table-cell table:number-columns-repeated="3"/>
          <table:table-cell table:formula="of:=SUM([.D6:.D7])" office:value-type="float" office:value="582.149999965817" calcext:value-type="float">
            <text:p>582.1499999658</text:p>
          </table:table-cell>
          <table:table-cell table:formula="of:=[.D8]/12/12" office:value-type="float" office:value="4.04270833309595" calcext:value-type="float">
            <text:p>4.04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Ratio 10 / 1</text:p>
          </table:table-cell>
          <table:table-cell table:style-name="Default" table:formula="of:=[.E4]/[.E8]" office:value-type="float" office:value="5.00000000029359" calcext:value-type="float">
            <text:p>5.0000000003</text:p>
          </table:table-cell>
        </table:table-row>
      </table:table>
      <table:table table:name="Boards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header-rows>
          <table:table-row table:style-name="ro1">
            <table:table-cell table:style-name="ce4" office:value-type="string" calcext:value-type="string">
              <text:p>Group</text:p>
            </table:table-cell>
            <table:table-cell office:value-type="string" calcext:value-type="string">
              <text:p>Item</text:p>
            </table:table-cell>
            <table:table-cell office:value-type="string" calcext:value-type="string">
              <text:p>Desc.</text:p>
            </table:table-cell>
            <table:table-cell office:value-type="string" calcext:value-type="string">
              <text:p>Num</text:p>
            </table:table-cell>
            <table:table-cell office:value-type="string" calcext:value-type="string">
              <text:p>ft</text:p>
            </table:table-cell>
            <table:table-cell office:value-type="string" calcext:value-type="string">
              <text:p>in</text:p>
            </table:table-cell>
            <table:table-cell office:value-type="string" calcext:value-type="string">
              <text:p>Wood</text:p>
            </table:table-cell>
            <table:table-cell office:value-type="string" calcext:value-type="string">
              <text:p>Ref. Edge</text:p>
            </table:table-cell>
            <table:table-cell office:value-type="string" calcext:value-type="string">
              <text:p>Comment</text:p>
            </table:table-cell>
            <table:table-cell table:style-name="ce6" office:value-type="string" calcext:value-type="string">
              <text:p>Length</text:p>
            </table:table-cell>
          </table:table-row>
        </table:table-header-rows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p fra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2]*([.E2]+[.F2]/12)" office:value-type="float" office:value="8.08333333333333" calcext:value-type="float">
            <text:p>8.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fr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3]*([.E3]+[.F3]/12)" office:value-type="float" office:value="3.41666666666667" calcext:value-type="float">
            <text:p>3.41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pos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4]*([.E4]+[.F4]/12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 fra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5]*([.E5]+[.F5]/12)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 fra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6]*([.E6]+[.F6]/12)" office:value-type="float" office:value="7.41666666666667" calcext:value-type="float">
            <text:p>7.41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d fra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7]*([.E7]+[.F7]/12)" office:value-type="float" office:value="8.08333333333333" calcext:value-type="float">
            <text:p>8.0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p raf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4+3/8" office:value-type="float" office:value="4.375" calcext:value-type="float">
            <text:p>4.37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8]*([.E8]+[.F8]/12)" office:value-type="float" office:value="5.45833333333333" calcext:value-type="float">
            <text:p>5.458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w raf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9]*([.E9]+[.F9]/12)" office:value-type="float" office:value="6.16666666666667" calcext:value-type="float">
            <text:p>6.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k fra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x4</text:p>
          </table:table-cell>
          <table:table-cell table:number-columns-repeated="2"/>
          <table:table-cell table:formula="of:=[.D10]*([.E10]+[.F10]/12)" office:value-type="float" office:value="7.41666666666667" calcext:value-type="float">
            <text:p>7.41666666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ck fra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x4</text:p>
          </table:table-cell>
          <table:table-cell table:number-columns-repeated="2"/>
          <table:table-cell table:formula="of:=[.D11]*([.E11]+[.F11]/12)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k fra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12]*([.E12]+[.F12]/12)" office:value-type="float" office:value="11.125" calcext:value-type="float">
            <text:p>11.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k fra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13]*([.E13]+[.F13]/12)" office:value-type="float" office:value="10.875" calcext:value-type="float">
            <text:p>10.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x4</text:p>
          </table:table-cell>
          <table:table-cell table:number-columns-repeated="2"/>
          <table:table-cell table:formula="of:=[.D14]*([.E14]+[.F14]/12)" office:value-type="float" office:value="16.0833333333333" calcext:value-type="float">
            <text:p>16.0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 w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long to long</text:p>
          </table:table-cell>
          <table:table-cell office:value-type="string" calcext:value-type="string">
            <text:p>Dado before cutting</text:p>
          </table:table-cell>
          <table:table-cell table:formula="of:=[.D15]*([.E15]+[.F15]/12)" office:value-type="float" office:value="8.04166666666667" calcext:value-type="float">
            <text:p>8.04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 w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long to long</text:p>
          </table:table-cell>
          <table:table-cell office:value-type="string" calcext:value-type="string">
            <text:p>Dado before cutting</text:p>
          </table:table-cell>
          <table:table-cell table:formula="of:=[.D16]*([.E16]+[.F16]/12)" office:value-type="float" office:value="3.66666666666667" calcext:value-type="float">
            <text:p>3.666666666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or supp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x4</text:p>
          </table:table-cell>
          <table:table-cell table:number-columns-repeated="2"/>
          <table:table-cell table:formula="of:=[.D17]*([.E17]+[.F17]/12)" office:value-type="float" office:value="4.29166666666667" calcext:value-type="float">
            <text:p>4.291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st d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long to long</text:p>
          </table:table-cell>
          <table:table-cell office:value-type="string" calcext:value-type="string">
            <text:p>Dado before cutting</text:p>
          </table:table-cell>
          <table:table-cell table:formula="of:=[.D18]*([.E18]+[.F18]/12)"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t do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long to long</text:p>
          </table:table-cell>
          <table:table-cell office:value-type="string" calcext:value-type="string">
            <text:p>Dado before cutting</text:p>
          </table:table-cell>
          <table:table-cell table:formula="of:=[.D19]*([.E19]+[.F19]/12)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st Fl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20]*([.E20]+[.F20]/12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t Fl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Dado before cutting</text:p>
          </table:table-cell>
          <table:table-cell table:formula="of:=[.D21]*([.E21]+[.F21]/12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st Flo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22]*([.E22]+[.F22]/12)" office:value-type="float" office:value="3.58333333333333" calcext:value-type="float">
            <text:p>3.58333333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st Flo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x4</text:p>
          </table:table-cell>
          <table:table-cell table:number-columns-repeated="2"/>
          <table:table-cell table:formula="of:=[.D23]*([.E23]+[.F23]/12)"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st raf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short to long</text:p>
          </table:table-cell>
          <table:table-cell office:value-type="string" calcext:value-type="string">
            <text:p>Dado before cutting</text:p>
          </table:table-cell>
          <table:table-cell table:formula="of:=[.D24]*([.E24]+[.F24]/12)" office:value-type="float" office:value="1.58333333333333" calcext:value-type="float">
            <text:p>1.5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st Ouside w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4</text:p>
          </table:table-cell>
          <table:table-cell/>
          <table:table-cell office:value-type="string" calcext:value-type="string">
            <text:p>Bevel</text:p>
          </table:table-cell>
          <table:table-cell table:formula="of:=[.D25]*([.E25]+[.F25]/12)" office:value-type="float" office:value="3.58333333333333" calcext:value-type="float">
            <text:p>3.5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st Ouside wa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26]*([.E26]+[.F26]/1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st Inside wa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27]*([.E27]+[.F27]/1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st Inside w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x4</text:p>
          </table:table-cell>
          <table:table-cell/>
          <table:table-cell office:value-type="string" calcext:value-type="string">
            <text:p>Bevel</text:p>
          </table:table-cell>
          <table:table-cell table:formula="of:=[.D28]*([.E28]+[.F28]/12)" office:value-type="float" office:value="3.58333333333333" calcext:value-type="float">
            <text:p>3.5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 fr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29]*([.E29]+[.F29]/12)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 fr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30]*([.E30]+[.F30]/1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long to long</text:p>
          </table:table-cell>
          <table:table-cell/>
          <table:table-cell table:formula="of:=[.D31]*([.E31]+[.F31]/12)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m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32]*([.E32]+[.F32]/12)" office:value-type="float" office:value="2.25" calcext:value-type="float">
            <text:p>2.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33]*([.E33]+[.F33]/1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onal bra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+7/8" office:value-type="float" office:value="4.875" calcext:value-type="float">
            <text:p>4.87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short to short</text:p>
          </table:table-cell>
          <table:table-cell office:value-type="string" calcext:value-type="string">
            <text:p>Miter &amp; bevel</text:p>
          </table:table-cell>
          <table:table-cell table:formula="of:=[.D34]*([.E34]+[.F34]/12)" office:value-type="float" office:value="1.40625" calcext:value-type="float">
            <text:p>1.40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ght br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short to short</text:p>
          </table:table-cell>
          <table:table-cell/>
          <table:table-cell table:formula="of:=[.D35]*([.E35]+[.F35]/12)" office:value-type="float" office:value="1.16666666666667" calcext:value-type="float">
            <text:p>1.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1+5/8" office:value-type="float" office:value="11.625" calcext:value-type="float">
            <text:p>11.625</text:p>
          </table:table-cell>
          <table:table-cell office:value-type="string" calcext:value-type="string">
            <text:p>2x2</text:p>
          </table:table-cell>
          <table:table-cell/>
          <table:table-cell office:value-type="string" calcext:value-type="string">
            <text:p>Dado before cutting</text:p>
          </table:table-cell>
          <table:table-cell table:formula="of:=[.D36]*([.E36]+[.F36]/12)"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 fr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3/8" office:value-type="float" office:value="0.375" calcext:value-type="float">
            <text:p>0.375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iter</text:p>
          </table:table-cell>
          <table:table-cell table:formula="of:=[.D37]*([.E37]+[.F37]/12)" office:value-type="float" office:value="2.0625" calcext:value-type="float">
            <text:p>2.0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er fr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2x4</text:p>
          </table:table-cell>
          <table:table-cell table:number-columns-repeated="2"/>
          <table:table-cell table:formula="of:=[.D38]*([.E38]+[.F38]/12)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ter fra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iter</text:p>
          </table:table-cell>
          <table:table-cell table:formula="of:=[.D39]*([.E39]+[.F39]/12)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er fr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2x2</text:p>
          </table:table-cell>
          <table:table-cell table:number-columns-repeated="2"/>
          <table:table-cell table:formula="of:=[.D40]*([.E40]+[.F40]/12)" office:value-type="float" office:value="0.958333333333333" calcext:value-type="float">
            <text:p>0.9583333333</text:p>
          </table:table-cell>
        </table:table-row>
      </table:table>
      <table:table table:name="Pivot Table_Boards_1" table:style-name="ta1"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Wood</text:p>
          </table:table-cell>
          <table:table-cell office:value-type="string" calcext:value-type="string">
            <text:p>Sum - Length</text:p>
          </table:table-cell>
          <table:table-cell office:value-type="string" calcext:value-type="string">
            <text:p>8 ft roundup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table:style-name="ce8" office:value-type="string" calcext:value-type="string">
            <text:p>2x2</text:p>
          </table:table-cell>
          <table:table-cell table:style-name="ce12" office:value-type="float" office:value="131.28125" calcext:value-type="float">
            <text:p>131.28</text:p>
          </table:table-cell>
          <table:table-cell table:formula="of:=ROUNDUP([.B2]/8)" office:value-type="float" office:value="17" calcext:value-type="float">
            <text:p>17</text:p>
          </table:table-cell>
          <table:table-cell table:formula="of:=[.C2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table:style-name="ce13" office:value-type="float" office:value="32.7708333333333" calcext:value-type="float">
            <text:p>32.77</text:p>
          </table:table-cell>
          <table:table-cell table:formula="of:=ROUNDUP([.B3]/8)" office:value-type="float" office:value="5" calcext:value-type="float">
            <text:p>5</text:p>
          </table:table-cell>
          <table:table-cell table:formula="of:=[.C3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table:style-name="ce14" office:value-type="float" office:value="16.0833333333333" calcext:value-type="float">
            <text:p>16.08</text:p>
          </table:table-cell>
          <table:table-cell table:formula="of:=ROUNDUP([.B4]/8)" office:value-type="float" office:value="3" calcext:value-type="float">
            <text:p>3</text:p>
          </table:table-cell>
          <table:table-cell table:formula="of:=[.C4]+1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5" office:value-type="float" office:value="180.135416666667" calcext:value-type="float">
            <text:p>180.14</text:p>
          </table:table-cell>
          <table:table-cell table:number-columns-repeated="2"/>
        </table:table-row>
      </table:table>
      <table:table table:name="Plywood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Short ft</text:p>
          </table:table-cell>
          <table:table-cell office:value-type="string" calcext:value-type="string">
            <text:p>Short in</text:p>
          </table:table-cell>
          <table:table-cell office:value-type="string" calcext:value-type="string">
            <text:p>Long ft</text:p>
          </table:table-cell>
          <table:table-cell office:value-type="string" calcext:value-type="string">
            <text:p>Long i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hort Bds</text:p>
          </table:table-cell>
          <table:table-cell office:value-type="string" calcext:value-type="string">
            <text:p>Long Bds</text:p>
          </table:table-cell>
          <table:table-cell/>
        </table:table-row>
        <table:table-row table:style-name="ro1">
          <table:table-cell table:formula="of:=MAX([Boards.A1:.A92])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 Roo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4+3/8" office:value-type="float" office:value="4.375" calcext:value-type="float">
            <text:p>4.37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lywood</text:p>
          </table:table-cell>
          <table:table-cell table:formula="of:=([.E2]+[.F2]/12)/4" office:value-type="float" office:value="0.341145833333333" calcext:value-type="float">
            <text:p>0.3411458333</text:p>
          </table:table-cell>
          <table:table-cell table:formula="of:=([.G2]+[.H2]/12)/8" office:value-type="float" office:value="0.536458333333333" calcext:value-type="float">
            <text:p>0.5364583333</text:p>
          </table:table-cell>
          <table:table-cell/>
        </table:table-row>
        <table:table-row table:style-name="ro1">
          <table:table-cell table:formula="of:=[.A2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er Roo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lywood</text:p>
          </table:table-cell>
          <table:table-cell table:formula="of:=([.E3]+[.F3]/12)/4" office:value-type="float" office:value="0.385416666666667" calcext:value-type="float">
            <text:p>0.3854166667</text:p>
          </table:table-cell>
          <table:table-cell table:formula="of:=([.G3]+[.H3]/12)/8" office:value-type="float" office:value="0.536458333333333" calcext:value-type="float">
            <text:p>0.5364583333</text:p>
          </table:table-cell>
          <table:table-cell/>
        </table:table-row>
        <table:table-row table:style-name="ro1">
          <table:table-cell table:formula="of:=[.A3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r End Wa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lywood</text:p>
          </table:table-cell>
          <table:table-cell table:formula="of:=([.E4]+[.F4]/12)/4" office:value-type="float" office:value="1" calcext:value-type="float">
            <text:p>1</text:p>
          </table:table-cell>
          <table:table-cell table:formula="of:=([.G4]+[.H4]/12)/8" office:value-type="float" office:value="0.526041666666667" calcext:value-type="float">
            <text:p>0.5260416667</text:p>
          </table:table-cell>
          <table:table-cell/>
        </table:table-row>
        <table:table-row table:style-name="ro1">
          <table:table-cell table:formula="of:=[.A4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st End W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lywood</text:p>
          </table:table-cell>
          <table:table-cell table:formula="of:=([.E5]+[.F5]/12)/4" office:value-type="float" office:value="0.588541666666667" calcext:value-type="float">
            <text:p>0.5885416667</text:p>
          </table:table-cell>
          <table:table-cell table:formula="of:=([.G5]+[.H5]/12)/8" office:value-type="float" office:value="0.526041666666667" calcext:value-type="float">
            <text:p>0.5260416667</text:p>
          </table:table-cell>
          <table:table-cell/>
        </table:table-row>
        <table:table-row table:style-name="ro1">
          <table:table-cell table:formula="of:=[.A5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or End Wall Insi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lywood</text:p>
          </table:table-cell>
          <table:table-cell table:formula="of:=([.E6]+[.F6]/12)/4" office:value-type="float" office:value="0.895833333333333" calcext:value-type="float">
            <text:p>0.8958333333</text:p>
          </table:table-cell>
          <table:table-cell table:formula="of:=([.G6]+[.H6]/12)/8" office:value-type="float" office:value="0.453125" calcext:value-type="float">
            <text:p>0.453125</text:p>
          </table:table-cell>
          <table:table-cell/>
        </table:table-row>
        <table:table-row table:style-name="ro1">
          <table:table-cell table:formula="of:=[.A6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st End Wall Insi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lywood</text:p>
          </table:table-cell>
          <table:table-cell table:formula="of:=([.E7]+[.F7]/12)/4" office:value-type="float" office:value="0.526041666666667" calcext:value-type="float">
            <text:p>0.5260416667</text:p>
          </table:table-cell>
          <table:table-cell table:formula="of:=([.G7]+[.H7]/12)/8" office:value-type="float" office:value="0.453125" calcext:value-type="float">
            <text:p>0.453125</text:p>
          </table:table-cell>
          <table:table-cell/>
        </table:table-row>
        <table:table-row table:style-name="ro1">
          <table:table-cell table:formula="of:=[.A7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 W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Plywood</text:p>
          </table:table-cell>
          <table:table-cell table:formula="of:=([.E8]+[.F8]/12)/4" office:value-type="float" office:value="0.416666666666667" calcext:value-type="float">
            <text:p>0.4166666667</text:p>
          </table:table-cell>
          <table:table-cell table:formula="of:=([.G8]+[.H8]/12)/8" office:value-type="float" office:value="0.481770833333333" calcext:value-type="float">
            <text:p>0.4817708333</text:p>
          </table:table-cell>
          <table:table-cell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 W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lywood</text:p>
          </table:table-cell>
          <table:table-cell table:formula="of:=([.E9]+[.F9]/12)/4" office:value-type="float" office:value="0.46875" calcext:value-type="float">
            <text:p>0.46875</text:p>
          </table:table-cell>
          <table:table-cell table:formula="of:=([.G9]+[.H9]/12)/8" office:value-type="float" office:value="0.536458333333333" calcext:value-type="float">
            <text:p>0.5364583333</text:p>
          </table:table-cell>
          <table:table-cell/>
        </table:table-row>
        <table:table-row table:style-name="ro1">
          <table:table-cell table:formula="of:=[.A9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 Wa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lywood</text:p>
          </table:table-cell>
          <table:table-cell table:formula="of:=([.E10]+[.F10]/12)/4" office:value-type="float" office:value="0.0833333333333333" calcext:value-type="float">
            <text:p>0.0833333333</text:p>
          </table:table-cell>
          <table:table-cell table:formula="of:=([.G10]+[.H10]/12)/8" office:value-type="float" office:value="0.536458333333333" calcext:value-type="float">
            <text:p>0.5364583333</text:p>
          </table:table-cell>
          <table:table-cell/>
        </table:table-row>
        <table:table-row table:style-name="ro1">
          <table:table-cell table:formula="of:=[.A10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ter Box W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lywood</text:p>
          </table:table-cell>
          <table:table-cell table:formula="of:=([.E11]+[.F11]/12)/4" office:value-type="float" office:value="0.28125" calcext:value-type="float">
            <text:p>0.28125</text:p>
          </table:table-cell>
          <table:table-cell table:formula="of:=([.G11]+[.H11]/12)/8" office:value-type="float" office:value="0.140625" calcext:value-type="float">
            <text:p>0.140625</text:p>
          </table:table-cell>
          <table:table-cell/>
        </table:table-row>
        <table:table-row table:style-name="ro1">
          <table:table-cell table:formula="of:=[.A11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st Roo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ywood</text:p>
          </table:table-cell>
          <table:table-cell table:formula="of:=([.E12]+[.F12]/12)/4" office:value-type="float" office:value="0.328125" calcext:value-type="float">
            <text:p>0.328125</text:p>
          </table:table-cell>
          <table:table-cell table:formula="of:=([.G12]+[.H12]/12)/8" office:value-type="float" office:value="0.447916666666667" calcext:value-type="float">
            <text:p>0.4479166667</text:p>
          </table:table-cell>
          <table:table-cell/>
        </table:table-row>
        <table:table-row table:style-name="ro1">
          <table:table-cell table:formula="of:=[.A12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st Roof Ins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ywood</text:p>
          </table:table-cell>
          <table:table-cell table:formula="of:=([.E13]+[.F13]/12)/4" office:value-type="float" office:value="0.197916666666667" calcext:value-type="float">
            <text:p>0.1979166667</text:p>
          </table:table-cell>
          <table:table-cell table:formula="of:=([.G13]+[.H13]/12)/8" office:value-type="float" office:value="0.416666666666667" calcext:value-type="float">
            <text:p>0.4166666667</text:p>
          </table:table-cell>
          <table:table-cell/>
        </table:table-row>
        <table:table-row table:style-name="ro1">
          <table:table-cell table:formula="of:=[.A13]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st D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Plywood</text:p>
          </table:table-cell>
          <table:table-cell table:formula="of:=([.E14]+[.F14]/12)/4" office:value-type="float" office:value="0.161458333333333" calcext:value-type="float">
            <text:p>0.1614583333</text:p>
          </table:table-cell>
          <table:table-cell table:formula="of:=([.G14]+[.H14]/12)/8" office:value-type="float" office:value="0.432291666666667" calcext:value-type="float">
            <text:p>0.4322916667</text:p>
          </table:table-cell>
          <table:table-cell/>
        </table:table-row>
        <table:table-row table:style-name="ro1">
          <table:table-cell table:formula="of:=[.A14]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st Wa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4+7/8" office:value-type="float" office:value="4.875" calcext:value-type="float">
            <text:p>4.875</text:p>
          </table:table-cell>
          <table:table-cell office:value-type="string" calcext:value-type="string">
            <text:p>Plywood</text:p>
          </table:table-cell>
          <table:table-cell table:formula="of:=([.E15]+[.F15]/12)/4" office:value-type="float" office:value="0.25" calcext:value-type="float">
            <text:p>0.25</text:p>
          </table:table-cell>
          <table:table-cell table:formula="of:=([.G15]+[.H15]/12)/8" office:value-type="float" office:value="0.17578125" calcext:value-type="float">
            <text:p>0.17578125</text:p>
          </table:table-cell>
          <table:table-cell/>
        </table:table-row>
        <table:table-row table:style-name="ro1">
          <table:table-cell table:formula="of:=[.A15]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st Wall Insi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2+3/8" office:value-type="float" office:value="2.375" calcext:value-type="float">
            <text:p>2.375</text:p>
          </table:table-cell>
          <table:table-cell office:value-type="string" calcext:value-type="string">
            <text:p>Plywood</text:p>
          </table:table-cell>
          <table:table-cell table:formula="of:=([.E16]+[.F16]/12)/4" office:value-type="float" office:value="0.1875" calcext:value-type="float">
            <text:p>0.1875</text:p>
          </table:table-cell>
          <table:table-cell table:formula="of:=([.G16]+[.H16]/12)/8" office:value-type="float" office:value="0.149739583333333" calcext:value-type="float">
            <text:p>0.1497395833</text:p>
          </table:table-cell>
          <table:table-cell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st Bot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ywood</text:p>
          </table:table-cell>
          <table:table-cell table:formula="of:=([.E17]+[.F17]/12)/4" office:value-type="float" office:value="0.291666666666667" calcext:value-type="float">
            <text:p>0.2916666667</text:p>
          </table:table-cell>
          <table:table-cell table:formula="of:=([.G17]+[.H17]/12)/8" office:value-type="float" office:value="0.447916666666667" calcext:value-type="float">
            <text:p>0.4479166667</text:p>
          </table:table-cell>
          <table:table-cell/>
        </table:table-row>
        <table:table-row table:style-name="ro1">
          <table:table-cell table:formula="of:=[.A17]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st Div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lywood</text:p>
          </table:table-cell>
          <table:table-cell table:formula="of:=([.E18]+[.F18]/12)/4" office:value-type="float" office:value="0.25" calcext:value-type="float">
            <text:p>0.25</text:p>
          </table:table-cell>
          <table:table-cell table:formula="of:=([.G18]+[.H18]/12)/8" office:value-type="float" office:value="0.140625" calcext:value-type="float">
            <text:p>0.140625</text:p>
          </table:table-cell>
          <table:table-cell/>
        </table:table-row>
        <table:table-row table:style-name="ro1">
          <table:table-cell table:formula="of:=[.A18]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st Flo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lywood</text:p>
          </table:table-cell>
          <table:table-cell table:formula="of:=([.E19]+[.F19]/12)/4" office:value-type="float" office:value="0.1875" calcext:value-type="float">
            <text:p>0.1875</text:p>
          </table:table-cell>
          <table:table-cell table:formula="of:=([.G19]+[.H19]/12)/8" office:value-type="float" office:value="0.127604166666667" calcext:value-type="float">
            <text:p>0.1276041667</text:p>
          </table:table-cell>
          <table:table-cell/>
        </table:table-row>
        <table:table-row table:style-name="ro1">
          <table:table-cell table:formula="of:=[.A19]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st Fl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ywood</text:p>
          </table:table-cell>
          <table:table-cell table:formula="of:=([.E20]+[.F20]/12)/4" office:value-type="float" office:value="0.1875" calcext:value-type="float">
            <text:p>0.1875</text:p>
          </table:table-cell>
          <table:table-cell table:formula="of:=([.G20]+[.H20]/12)/8" office:value-type="float" office:value="0.125" calcext:value-type="float">
            <text:p>0.125</text:p>
          </table:table-cell>
          <table:table-cell/>
        </table:table-row>
        <table:table-row table:style-name="ro1">
          <table:table-cell table:formula="of:=[.A20]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inter Flo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lywood</text:p>
          </table:table-cell>
          <table:table-cell table:formula="of:=([.E21]+[.F21]/12)/4" office:value-type="float" office:value="0.90625" calcext:value-type="float">
            <text:p>0.90625</text:p>
          </table:table-cell>
          <table:table-cell table:formula="of:=([.G21]+[.H21]/12)/8" office:value-type="float" office:value="0.463541666666667" calcext:value-type="float">
            <text:p>0.4635416667</text:p>
          </table:table-cell>
          <table:table-cell/>
        </table:table-row>
        <table:table-row table:style-name="ro1">
          <table:table-cell table:formula="of:=[.A21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ttom Edg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lywood</text:p>
          </table:table-cell>
          <table:table-cell table:formula="of:=([.E22]+[.F22]/12)/4" office:value-type="float" office:value="0.0729166666666667" calcext:value-type="float">
            <text:p>0.0729166667</text:p>
          </table:table-cell>
          <table:table-cell table:formula="of:=([.G22]+[.H22]/12)/8" office:value-type="float" office:value="0.463541666666667" calcext:value-type="float">
            <text:p>0.4635416667</text:p>
          </table:table-cell>
          <table:table-cell/>
        </table:table-row>
        <table:table-row table:style-name="ro1">
          <table:table-cell table:formula="of:=[.A22]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ttom Edg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lywood</text:p>
          </table:table-cell>
          <table:table-cell table:formula="of:=([.E23]+[.F23]/12)/4" office:value-type="float" office:value="0.0729166666666667" calcext:value-type="float">
            <text:p>0.0729166667</text:p>
          </table:table-cell>
          <table:table-cell table:formula="of:=([.G23]+[.H23]/12)/8" office:value-type="float" office:value="0.453125" calcext:value-type="float">
            <text:p>0.453125</text:p>
          </table:table-cell>
          <table:table-cell/>
        </table:table-row>
        <table:table-row table:style-name="ro1">
          <table:table-cell table:number-columns-repeated="9"/>
          <table:table-cell table:formula="of:=ROUNDUP(SUM([.J2:.J23]))" office:value-type="float" office:value="9" calcext:value-type="float">
            <text:p>9</text:p>
          </table:table-cell>
          <table:table-cell table:formula="of:=ROUNDUP(SUM([.K2:.K23]))" office:value-type="float" office:value="9" calcext:value-type="float">
            <text:p>9</text:p>
          </table:table-cell>
          <table:table-cell table:formula="of:=MAX([.J24];[.K24])+1" office:value-type="float" office:value="10" calcext:value-type="float">
            <text:p>10</text:p>
          </table:table-cell>
        </table:table-row>
      </table:table>
      <table:named-expressions/>
      <table:data-pilot-tables>
        <table:data-pilot-table table:name="DataPilot1" table:application-data="" table:target-range-address="'Pivot Table_Boards_1'.A1:'Pivot Table_Boards_1'.B5" table:buttons="'Pivot Table_Boards_1'.A1" table:show-filter-button="false" table:drill-down-on-double-click="false">
          <table:source-cell-range table:cell-range-address="Boards.A1:Boards.J40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Wood" table:orientation="row" table:used-hierarchy="0" table:function="auto">
            <table:data-pilot-level table:show-empty="false">
              <table:data-pilot-members>
                <table:data-pilot-member table:name="2x2" table:display="true" table:show-details="true"/>
                <table:data-pilot-member table:name="2x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ngth" table:orientation="data" table:used-hierarchy="0" table:function="sum">
            <table:data-pilot-level table:show-empty="false">
              <table:data-pilot-members>
                <table:data-pilot-member table:name="0.9583333333" table:display="true" table:show-details="true"/>
                <table:data-pilot-member table:name="1" table:display="true" table:show-details="true"/>
                <table:data-pilot-member table:name="1.125" table:display="true" table:show-details="true"/>
                <table:data-pilot-member table:name="1.1666666667" table:display="true" table:show-details="true"/>
                <table:data-pilot-member table:name="1.40625" table:display="true" table:show-details="true"/>
                <table:data-pilot-member table:name="1.5" table:display="true" table:show-details="true"/>
                <table:data-pilot-member table:name="1.5833333333" table:display="true" table:show-details="true"/>
                <table:data-pilot-member table:name="1.625" table:display="true" table:show-details="true"/>
                <table:data-pilot-member table:name="2" table:display="true" table:show-details="true"/>
                <table:data-pilot-member table:name="2.0625" table:display="true" table:show-details="true"/>
                <table:data-pilot-member table:name="2.25" table:display="true" table:show-details="true"/>
                <table:data-pilot-member table:name="3" table:display="true" table:show-details="true"/>
                <table:data-pilot-member table:name="3.4166666667" table:display="true" table:show-details="true"/>
                <table:data-pilot-member table:name="3.5833333333" table:display="true" table:show-details="true"/>
                <table:data-pilot-member table:name="3.625" table:display="true" table:show-details="true"/>
                <table:data-pilot-member table:name="3.6666666667" table:display="true" table:show-details="true"/>
                <table:data-pilot-member table:name="3.875" table:display="true" table:show-details="true"/>
                <table:data-pilot-member table:name="4" table:display="true" table:show-details="true"/>
                <table:data-pilot-member table:name="4.2916666667" table:display="true" table:show-details="true"/>
                <table:data-pilot-member table:name="5.4583333333" table:display="true" table:show-details="true"/>
                <table:data-pilot-member table:name="5.6666666667" table:display="true" table:show-details="true"/>
                <table:data-pilot-member table:name="6.1666666667" table:display="true" table:show-details="true"/>
                <table:data-pilot-member table:name="7.25" table:display="true" table:show-details="true"/>
                <table:data-pilot-member table:name="7.4166666667" table:display="true" table:show-details="true"/>
                <table:data-pilot-member table:name="8.0416666667" table:display="true" table:show-details="true"/>
                <table:data-pilot-member table:name="8.0833333333" table:display="true" table:show-details="true"/>
                <table:data-pilot-member table:name="10.875" table:display="true" table:show-details="true"/>
                <table:data-pilot-member table:name="11.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792pt" fo:page-height="612pt" style:num-format="1" style:print-orientation="landscape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14:35:19.209156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Fisher</meta:initial-creator>
    <meta:creation-date>2015-07-17T07:48:48.576480826</meta:creation-date>
    <dc:date>2015-10-04T14:52:44.476672120</dc:date>
    <dc:creator>John Fisher</dc:creator>
    <meta:editing-duration>PT23H59M19S</meta:editing-duration>
    <meta:editing-cycles>54</meta:editing-cycles>
    <meta:generator>LibreOffice/4.4.5.2$Linux_X86_64 LibreOffice_project/40$Build-2</meta:generator>
    <meta:printed-by>John Fisher</meta:printed-by>
    <meta:print-date>2015-10-04T14:48:38.866815115</meta:print-date>
    <meta:document-statistic meta:table-count="5" meta:cell-count="703" meta:object-count="0"/>
  </office:meta>
</office:document-meta>
</file>